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Примерные помесячные затраты на организацию производства 3д-принтеров SibRap (на основании 3dprinter-real.ods, т. е. Личного учета до взятия партнеров в бизнес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пчасти = Комплектующ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атериалы = то, из чего производятся запчаст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Год</text:p>
          </table:table-cell>
          <table:table-cell table:style-name="ce1" office:value-type="string" calcext:value-type="string">
            <text:p>Месяц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Категория</text:p>
          </table:table-cell>
          <table:table-cell table:style-name="ce1" office:value-type="string" calcext:value-type="string">
            <text:p>Подробнее</text:p>
          </table:table-cell>
          <table:table-cell table:style-name="ce1"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Июль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Оборудование</text:p>
          </table:table-cell>
          <table:table-cell office:value-type="string" calcext:value-type="string">
            <text:p>3д-принтер Gen 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Инструменты</text:p>
          </table:table-cell>
          <table:table-cell office:value-type="string" calcext:value-type="string">
            <text:p>Весы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Август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Сентябрь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Инструменты</text:p>
          </table:table-cell>
          <table:table-cell office:value-type="string" calcext:value-type="string">
            <text:p>Штангенциркуль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string" calcext:value-type="string">
            <text:p>Расходники</text:p>
          </table:table-cell>
          <table:table-cell office:value-type="string" calcext:value-type="string">
            <text:p>ABS-пластик для печати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Октябрь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Ноябрь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Декабрь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SUM([.C7:.C14])" office:value-type="float" office:value="64000" calcext:value-type="float">
            <text:p>64000</text:p>
          </table:table-cell>
          <table:table-cell table:number-columns-repeated="10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Январь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Февраль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Сайт</text:p>
          </table:table-cell>
          <table:table-cell office:value-type="string" calcext:value-type="string">
            <text:p>Оплата интернет-магазин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рт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Запчасти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Инструмент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Оператор, 3д-печать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Апрель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Запчасти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Инструменты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Май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Оператор, 3д-печать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Запчасти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Июнь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Оборудование</text:p>
          </table:table-cell>
          <table:table-cell office:value-type="string" calcext:value-type="string">
            <text:p>Сверлильный станок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Инструмент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Расходники</text:p>
          </table:table-cell>
          <table:table-cell office:value-type="string" calcext:value-type="string">
            <text:p>ABS-пластик для печати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юль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Оператор, 3д-печать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900" calcext:value-type="float">
            <text:p>2900</text:p>
          </table:table-cell>
          <table:table-cell office:value-type="string" calcext:value-type="string">
            <text:p>Инструменты</text:p>
          </table:table-cell>
          <table:table-cell office:value-type="string" calcext:value-type="string">
            <text:p>Шуруповерт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Август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Материалы</text:p>
          </table:table-cell>
          <table:table-cell office:value-type="string" calcext:value-type="string">
            <text:p>Оргстекло, фторопласт, капролон — для изготовления комплектующих партии из 5 принтеров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6700" calcext:value-type="float">
            <text:p>267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Подшипники, метизы, направляющие, блок питания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50" calcext:value-type="float">
            <text:p>1150</text:p>
          </table:table-cell>
          <table:table-cell office:value-type="string" calcext:value-type="string">
            <text:p>Транспортные расходы</text:p>
          </table:table-cell>
          <table:table-cell office:value-type="string" calcext:value-type="string">
            <text:p>Оплата услуг ТК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ентябрь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Изготовление комплектующих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Пиар</text:p>
          </table:table-cell>
          <table:table-cell office:value-type="string" calcext:value-type="string">
            <text:p>Заказ визиток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Расходники</text:p>
          </table:table-cell>
          <table:table-cell office:value-type="string" calcext:value-type="string">
            <text:p>ABS-пластик для печати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office:value-type="string" calcext:value-type="string">
            <text:p>Инструменты</text:p>
          </table:table-cell>
          <table:table-cell office:value-type="string" calcext:value-type="string">
            <text:p>Шлифмашин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Октябрь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Транспортные расходы</text:p>
          </table:table-cell>
          <table:table-cell office:value-type="string" calcext:value-type="string">
            <text:p>Оплата услуг ТК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Направляющие, электроника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Инструменты</text:p>
          </table:table-cell>
          <table:table-cell office:value-type="string" calcext:value-type="string">
            <text:p>Паяльник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Ноябрь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Метизы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екабрь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Расходники</text:p>
          </table:table-cell>
          <table:table-cell office:value-type="string" calcext:value-type="string">
            <text:p>ABS-пластик для печати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Транспортные расходы</text:p>
          </table:table-cell>
          <table:table-cell office:value-type="string" calcext:value-type="string">
            <text:p>Оплата услуг ТК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table:formula="of:=SUM([.C16:.C42])" office:value-type="float" office:value="115650" calcext:value-type="float">
            <text:p>115650</text:p>
          </table:table-cell>
          <table:table-cell table:number-columns-repeated="10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Январь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Февраль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Электроника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Сайт</text:p>
          </table:table-cell>
          <table:table-cell office:value-type="string" calcext:value-type="string">
            <text:p>Оплата интернет-магазин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рт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Оборудование</text:p>
          </table:table-cell>
          <table:table-cell office:value-type="string" calcext:value-type="string">
            <text:p>Монитор б/у, сетевой фильтр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2500" calcext:value-type="float">
            <text:p>225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Шаговые двигатели, электроник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Апрель</text:p>
          </table:table-cell>
          <table:table-cell office:value-type="float" office:value="41100" calcext:value-type="float">
            <text:p>411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Электроника, ремни, стекла, фанера, метизы, шпильки, провода, блок питания, Оплата изготовления сопел, электронных плат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100" calcext:value-type="float">
            <text:p>2100</text:p>
          </table:table-cell>
          <table:table-cell office:value-type="string" calcext:value-type="string">
            <text:p>Инструмент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Транспортные расходы</text:p>
          </table:table-cell>
          <table:table-cell office:value-type="string" calcext:value-type="string">
            <text:p>Оплата услуг ТК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й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Электроника, шпильки, Оплата монтажа электронных плат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Инструменты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Июнь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Метизы, провода, блок питания, электроника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Оператор 3д-печати, сборщик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string" calcext:value-type="string">
            <text:p>Инструменты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Июль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Оператор 3д-печати, сборщик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Электроника, блок питания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Инструменты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вгуст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Оператор 3д-печати, сборщик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Провода, Оплата изготовления втулок, фторопластовых деталей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Инструменты</text:p>
          </table:table-cell>
          <table:table-cell office:value-type="string" calcext:value-type="string">
            <text:p>Вебкамера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350" calcext:value-type="float">
            <text:p>1350</text:p>
          </table:table-cell>
          <table:table-cell office:value-type="string" calcext:value-type="string">
            <text:p>Сайт</text:p>
          </table:table-cell>
          <table:table-cell office:value-type="string" calcext:value-type="string">
            <text:p>Оплата интернет-магазина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Транспортные расходы</text:p>
          </table:table-cell>
          <table:table-cell office:value-type="string" calcext:value-type="string">
            <text:p>Оплата услуг ТК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ентябрь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Корпус, метизы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Октябрь</text:p>
          </table:table-cell>
          <table:table-cell office:value-type="float" office:value="5633" calcext:value-type="float">
            <text:p>5633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Электроника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500" calcext:value-type="float">
            <text:p>9500</text:p>
          </table:table-cell>
          <table:table-cell office:value-type="string" calcext:value-type="string">
            <text:p>Расходники</text:p>
          </table:table-cell>
          <table:table-cell office:value-type="string" calcext:value-type="string">
            <text:p>ABS-пластик для печати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Транспортные расходы</text:p>
          </table:table-cell>
          <table:table-cell office:value-type="string" calcext:value-type="string">
            <text:p>Оплата услуг ТК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Ноябрь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Электроника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Сборщик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екабрь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Расходники</text:p>
          </table:table-cell>
          <table:table-cell office:value-type="string" calcext:value-type="string">
            <text:p>ABS-пластик для печати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Шаговые двигатели, ремни, Оплата изготовления шкивов, импульсный блок питания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table:formula="of:=SUM([.C44:.C72])" office:value-type="float" office:value="172333" calcext:value-type="float">
            <text:p>172333</text:p>
          </table:table-cell>
          <table:table-cell table:number-columns-repeated="102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Январь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Расходники</text:p>
          </table:table-cell>
          <table:table-cell office:value-type="string" calcext:value-type="string">
            <text:p>ABS-пластик для печати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Февраль</text:p>
          </table:table-cell>
          <table:table-cell office:value-type="float" office:value="59600" calcext:value-type="float">
            <text:p>596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Шаговые двигатели, муфты и пр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Сайт</text:p>
          </table:table-cell>
          <table:table-cell office:value-type="string" calcext:value-type="string">
            <text:p>Оплата доменов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Транспортные расходы</text:p>
          </table:table-cell>
          <table:table-cell office:value-type="string" calcext:value-type="string">
            <text:p>Оплата услуг ТК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string" calcext:value-type="string">
            <text:p>Инструмент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office:value-type="string" calcext:value-type="string">
            <text:p>Оформление</text:p>
          </table:table-cell>
          <table:table-cell office:value-type="string" calcext:value-type="string">
            <text:p>Оплата комплекта документов на регистрацию ООО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рт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Направляющие, ABS-детали, шкивы, нагреватели и пр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Сайт</text:p>
          </table:table-cell>
          <table:table-cell office:value-type="string" calcext:value-type="string">
            <text:p>Покупка доменов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string" calcext:value-type="string">
            <text:p>Налоги</text:p>
          </table:table-cell>
          <table:table-cell office:value-type="string" calcext:value-type="string">
            <text:p>Уплата 13% налога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Инструмент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Транспортные расходы</text:p>
          </table:table-cell>
          <table:table-cell office:value-type="string" calcext:value-type="string">
            <text:p>Оплата услуг ТК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Апрель</text:p>
          </table:table-cell>
          <table:table-cell office:value-type="float" office:value="17200" calcext:value-type="float">
            <text:p>17200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ABS-детали, метизы, Оплата лазерной резки, изготовления втулок, швеллеров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Транспортные расходы</text:p>
          </table:table-cell>
          <table:table-cell office:value-type="string" calcext:value-type="string">
            <text:p>Оплата услуг ТК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й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Расходники</text:p>
          </table:table-cell>
          <table:table-cell office:value-type="string" calcext:value-type="string">
            <text:p>ABS-пластик для печати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юнь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Сайт</text:p>
          </table:table-cell>
          <table:table-cell office:value-type="string" calcext:value-type="string">
            <text:p>Оплата интернет-магазина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table:formula="of:=SUM([.C74:.C88])" office:value-type="float" office:value="113270" calcext:value-type="float">
            <text:p>1132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Итого по категориям и годам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Оборудование</text:p>
          </table:table-cell>
          <table:table-cell office:value-type="string" calcext:value-type="string">
            <text:p>Инструменты</text:p>
          </table:table-cell>
          <table:table-cell office:value-type="string" calcext:value-type="string">
            <text:p>Запчасти</text:p>
          </table:table-cell>
          <table:table-cell office:value-type="string" calcext:value-type="string">
            <text:p>Материалы</text:p>
          </table:table-cell>
          <table:table-cell office:value-type="string" calcext:value-type="string">
            <text:p>Расходники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Сайт</text:p>
          </table:table-cell>
          <table:table-cell office:value-type="string" calcext:value-type="string">
            <text:p>Пиар</text:p>
          </table:table-cell>
          <table:table-cell office:value-type="string" calcext:value-type="string">
            <text:p>Налоги</text:p>
          </table:table-cell>
          <table:table-cell office:value-type="string" calcext:value-type="string">
            <text:p>Оформление</text:p>
          </table:table-cell>
          <table:table-cell office:value-type="string" calcext:value-type="string">
            <text:p>Транспортные расходы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C7]" office:value-type="float" office:value="50000" calcext:value-type="float">
            <text:p>50000</text:p>
          </table:table-cell>
          <table:table-cell table:formula="of:=[.C8]+[.C10]" office:value-type="float" office:value="3000" calcext:value-type="float">
            <text:p>300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C11]" office:value-type="float" office:value="11000" calcext:value-type="float">
            <text:p>1100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1" table:formula="of:=SUM([.B93:.L93])" office:value-type="float" office:value="64000" calcext:value-type="float">
            <text:p>64000</text:p>
          </table:table-cell>
          <table:table-cell table:number-columns-repeated="1011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C25]" office:value-type="float" office:value="2500" calcext:value-type="float">
            <text:p>2500</text:p>
          </table:table-cell>
          <table:table-cell table:formula="of:=[.C19]+[.C22]+[.C26]+[.C29]+[.C36]+[.C39]" office:value-type="float" office:value="10200" calcext:value-type="float">
            <text:p>10200</text:p>
          </table:table-cell>
          <table:table-cell table:formula="of:=[.C18]+[.C21]+[.C24]+[.C31]+[.C33]+[.C38]+[.C40]" office:value-type="float" office:value="47700" calcext:value-type="float">
            <text:p>47700</text:p>
          </table:table-cell>
          <table:table-cell table:formula="of:=[.C30]" office:value-type="float" office:value="22500" calcext:value-type="float">
            <text:p>22500</text:p>
          </table:table-cell>
          <table:table-cell table:formula="of:=[.C27]+[.C35]+[.C41]" office:value-type="float" office:value="16900" calcext:value-type="float">
            <text:p>16900</text:p>
          </table:table-cell>
          <table:table-cell table:formula="of:=[.C20]+[.C23]+[.C28]" office:value-type="float" office:value="9500" calcext:value-type="float">
            <text:p>9500</text:p>
          </table:table-cell>
          <table:table-cell table:formula="of:=[.C17]" office:value-type="float" office:value="2500" calcext:value-type="float">
            <text:p>2500</text:p>
          </table:table-cell>
          <table:table-cell table:formula="of:=[.C34]" office:value-type="float" office:value="400" calcext:value-type="float">
            <text:p>40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C32]+[.C37]+[.C42]" office:value-type="float" office:value="3450" calcext:value-type="float">
            <text:p>3450</text:p>
          </table:table-cell>
          <table:table-cell table:style-name="ce1" table:formula="of:=SUM([.B94:.L94])" office:value-type="float" office:value="115650" calcext:value-type="float">
            <text:p>115650</text:p>
          </table:table-cell>
          <table:table-cell table:number-columns-repeated="101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C47]" office:value-type="float" office:value="2850" calcext:value-type="float">
            <text:p>2850</text:p>
          </table:table-cell>
          <table:table-cell table:formula="of:=[.C50]+[.C53]+[.C56]+[.C59]+[.C62]" office:value-type="float" office:value="7650" calcext:value-type="float">
            <text:p>7650</text:p>
          </table:table-cell>
          <table:table-cell table:formula="of:=[.C45]+[.C48]+[.C49]+[.C52]+[.C54]+[.C58]+[.C61]+[.C65]+[.C66]+[.C69]+[.C72]" office:value-type="float" office:value="125433" calcext:value-type="float">
            <text:p>125433</text:p>
          </table:table-cell>
          <table:table-cell table:formula="of:=0" office:value-type="float" office:value="0" calcext:value-type="float">
            <text:p>0</text:p>
          </table:table-cell>
          <table:table-cell table:formula="of:=[.C67]+[.C71]" office:value-type="float" office:value="10500" calcext:value-type="float">
            <text:p>10500</text:p>
          </table:table-cell>
          <table:table-cell table:formula="of:=[.C55]+[.C57]+[.C60]+[.C70]" office:value-type="float" office:value="19150" calcext:value-type="float">
            <text:p>19150</text:p>
          </table:table-cell>
          <table:table-cell table:formula="of:=[.C46]+[.C63]" office:value-type="float" office:value="2750" calcext:value-type="float">
            <text:p>275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C51]+[.C64]+[.C68]" office:value-type="float" office:value="4000" calcext:value-type="float">
            <text:p>4000</text:p>
          </table:table-cell>
          <table:table-cell table:style-name="ce1" table:formula="of:=SUM([.B95:.L95])" office:value-type="float" office:value="172333" calcext:value-type="float">
            <text:p>172333</text:p>
          </table:table-cell>
          <table:table-cell table:number-columns-repeated="101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0" office:value-type="float" office:value="0" calcext:value-type="float">
            <text:p>0</text:p>
          </table:table-cell>
          <table:table-cell table:formula="of:=[.C78]+[.C83]" office:value-type="float" office:value="1900" calcext:value-type="float">
            <text:p>1900</text:p>
          </table:table-cell>
          <table:table-cell table:formula="of:=[.C75]+[.C80]+[.C85]" office:value-type="float" office:value="92400" calcext:value-type="float">
            <text:p>92400</text:p>
          </table:table-cell>
          <table:table-cell table:formula="of:=0" office:value-type="float" office:value="0" calcext:value-type="float">
            <text:p>0</text:p>
          </table:table-cell>
          <table:table-cell table:formula="of:=[.C74]+[.C87]" office:value-type="float" office:value="6350" calcext:value-type="float">
            <text:p>6350</text:p>
          </table:table-cell>
          <table:table-cell table:formula="of:=0" office:value-type="float" office:value="0" calcext:value-type="float">
            <text:p>0</text:p>
          </table:table-cell>
          <table:table-cell table:formula="of:=[.C76]+[.C81]+[.C88]" office:value-type="float" office:value="2970" calcext:value-type="float">
            <text:p>2970</text:p>
          </table:table-cell>
          <table:table-cell table:formula="of:=0" office:value-type="float" office:value="0" calcext:value-type="float">
            <text:p>0</text:p>
          </table:table-cell>
          <table:table-cell table:formula="of:=[.C82]" office:value-type="float" office:value="6000" calcext:value-type="float">
            <text:p>6000</text:p>
          </table:table-cell>
          <table:table-cell table:formula="of:=[.C79]" office:value-type="float" office:value="950" calcext:value-type="float">
            <text:p>950</text:p>
          </table:table-cell>
          <table:table-cell table:formula="of:=[.C77]+[.C84]+[.C86]" office:value-type="float" office:value="2700" calcext:value-type="float">
            <text:p>2700</text:p>
          </table:table-cell>
          <table:table-cell table:style-name="ce1" table:formula="of:=SUM([.B96:.L96])" office:value-type="float" office:value="113270" calcext:value-type="float">
            <text:p>11327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 table:formula="of:=SUM([.M93:.M96])" office:value-type="float" office:value="465253" calcext:value-type="float">
            <text:p>465253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Лист1.C74:Лист1.D8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currency-style style:name="N12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2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.00.0000</text:date>, <text:time style:data-style-name="N2" text:time-value="02:20:28.60633955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23:44:39.122077416</meta:creation-date>
    <dc:date>2014-11-01T02:40:36.800894825</dc:date>
    <meta:editing-duration>PT2H20M34S</meta:editing-duration>
    <meta:editing-cycles>33</meta:editing-cycles>
    <meta:generator>LibreOffice/4.2.6.3$Linux_X86_64 LibreOffice_project/420m0$Build-3</meta:generator>
    <meta:document-statistic meta:table-count="1" meta:cell-count="330" meta:object-count="0"/>
  </office:meta>
</office:document-meta>
</file>